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0799in" fo:margin-right="1.0945in" fo:margin-top="0.0043in" fo:margin-bottom="0in" loext:contextual-spacing="false" fo:line-height="0.1665in" fo:text-align="center" style:justify-single-word="false" fo:text-indent="0in" style:auto-text-indent="false"/>
    </style:style>
    <style:style style:name="P2" style:family="paragraph" style:parent-style-name="Standard">
      <style:paragraph-properties fo:margin-top="0.0102in" fo:margin-bottom="0in" loext:contextual-spacing="false" fo:line-height="0.1665in"/>
      <style:text-properties fo:font-size="10pt" style:font-size-asian="10pt" style:font-size-complex="10pt"/>
    </style:style>
    <style:style style:name="P3" style:family="paragraph" style:parent-style-name="Standard">
      <style:paragraph-properties fo:margin-left="0.0693in" fo:margin-right="0in" fo:text-indent="0in" style:auto-text-indent="false"/>
    </style:style>
    <style:style style:name="P4" style:family="paragraph" style:parent-style-name="Standard">
      <style:paragraph-properties fo:margin-left="0.0693in" fo:margin-right="0in" fo:line-height="0.1665in" fo:text-indent="0in" style:auto-text-indent="false"/>
    </style:style>
    <style:style style:name="P5" style:family="paragraph" style:parent-style-name="Standard">
      <style:paragraph-properties fo:margin-left="0.0693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.0693in" fo:margin-right="0in" fo:line-height="0.1665in" fo:text-indent="0in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.0693in" fo:margin-right="0in" fo:text-indent="0in" style:auto-text-indent="false"/>
      <style:text-properties fo:font-size="6pt" fo:font-weight="bold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left="0.0693in" fo:margin-right="0in" fo:line-height="0.1665in" fo:text-indent="0in" style:auto-text-indent="false"/>
      <style:text-properties fo:font-size="6pt" style:font-size-asian="5.25pt" style:font-size-complex="6pt"/>
    </style:style>
    <style:style style:name="P9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</style:style>
    <style:style style:name="P10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officeooo:rsid="0004f612" officeooo:paragraph-rsid="0004f612"/>
    </style:style>
    <style:style style:name="P11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</style:style>
    <style:style style:name="P12" style:family="paragraph" style:parent-style-name="Standard">
      <style:paragraph-properties fo:margin-left="0.0693in" fo:margin-right="0in" fo:margin-top="0.0047in" fo:margin-bottom="0in" loext:contextual-spacing="false" fo:line-height="0.1665in" fo:text-align="start" style:justify-single-word="false" fo:text-indent="0in" style:auto-text-indent="false">
        <style:tab-stops>
          <style:tab-stop style:position="0.5693in"/>
        </style:tab-stops>
      </style:paragraph-properties>
      <style:text-properties fo:font-size="6pt" fo:font-weight="normal" style:font-size-asian="5.25pt" style:font-weight-asian="normal" style:font-size-complex="6pt" style:font-weight-complex="normal"/>
    </style:style>
    <style:style style:name="P13" style:family="paragraph" style:parent-style-name="Standard">
      <style:paragraph-properties fo:margin-left="0.0693in" fo:margin-right="0in" fo:margin-top="0.0256in" fo:margin-bottom="0in" loext:contextual-spacing="false" fo:text-indent="0in" style:auto-text-indent="false"/>
    </style:style>
    <style:style style:name="P14" style:family="paragraph" style:parent-style-name="Standard">
      <style:paragraph-properties fo:margin-left="0.0693in" fo:margin-right="0.0547in" fo:margin-top="0.0217in" fo:margin-bottom="0in" loext:contextual-spacing="false" fo:line-height="0.1665in" fo:text-indent="0in" style:auto-text-indent="false"/>
    </style:style>
    <style:style style:name="P15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</style:style>
    <style:style style:name="P16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>
        <style:tab-stops>
          <style:tab-stop style:position="6.6535in"/>
        </style:tab-stops>
      </style:paragraph-properties>
      <style:text-properties officeooo:paragraph-rsid="0012fea9"/>
    </style:style>
    <style:style style:name="P17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>
        <style:tab-stops>
          <style:tab-stop style:position="4.9346in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paragraph-rsid="0004f612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orphans="2" fo:widows="2" fo:text-indent="0in" style:auto-text-indent="false" style:page-number="auto" fo:background-color="transparent" style:writing-mode="lr-tb"/>
    </style:style>
    <style:style style:name="P2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1.1654in"/>
          <style:tab-stop style:position="5.189in"/>
        </style:tab-stops>
      </style:paragraph-properties>
      <style:text-properties fo:font-size="10pt" officeooo:paragraph-rsid="0012fea9" style:font-size-asian="10pt" style:font-size-complex="10pt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.0134in" fo:margin-bottom="0in" loext:contextual-spacing="false" fo:line-height="0.1528in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.0181in" fo:margin-bottom="0in" loext:contextual-spacing="false" fo:text-indent="0.0693in" style:auto-text-indent="false"/>
    </style:style>
    <style:style style:name="P24" style:family="paragraph" style:parent-style-name="Standard">
      <style:paragraph-properties fo:margin-left="0in" fo:margin-right="1.8016in" fo:margin-top="0.0016in" fo:margin-bottom="0in" loext:contextual-spacing="false" fo:text-indent="0.5in" style:auto-text-indent="false"/>
    </style:style>
    <style:style style:name="P25" style:family="paragraph" style:parent-style-name="Standard">
      <style:paragraph-properties fo:margin-top="0.002in" fo:margin-bottom="0in" loext:contextual-spacing="false" fo:line-height="0.1665in"/>
      <style:text-properties fo:font-size="10pt" style:font-size-asian="10pt" style:font-size-complex="10pt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margin-top="0.0134in" fo:margin-bottom="0in" loext:contextual-spacing="false" fo:line-height="0.1528in"/>
      <style:text-properties fo:font-size="6pt" style:font-size-asian="5.25pt" style:font-size-complex="6pt"/>
    </style:style>
    <style:style style:name="P28" style:family="paragraph" style:parent-style-name="Standard" style:master-page-name="">
      <loext:graphic-properties draw:fill="none"/>
      <style:paragraph-properties fo:margin-left="0.0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29" style:family="paragraph" style:parent-style-name="Standard" style:master-page-name="Standard">
      <style:paragraph-properties fo:margin-left="2.5311in" fo:margin-right="2.5516in" fo:margin-top="0.0398in" fo:margin-bottom="0in" loext:contextual-spacing="false" fo:text-align="center" style:justify-single-word="false" fo:text-indent="0in" style:auto-text-indent="false" style:page-number="auto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.0693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fo:font-size="6pt" fo:font-weight="bold" style:font-size-asian="5.25pt" style:font-weight-asian="bold" style:font-size-complex="6pt"/>
    </style:style>
    <style:style style:name="P32" style:family="paragraph" style:parent-style-name="Standard" style:list-style-name="WWNum2">
      <style:text-properties fo:font-size="10pt" style:font-size-asian="10pt" style:font-size-complex="10pt"/>
    </style:style>
    <style:style style:name="P33" style:family="paragraph" style:parent-style-name="Standard" style:list-style-name="WWNum2">
      <style:paragraph-properties fo:line-height="0.1528in"/>
      <style:text-properties fo:font-size="10pt" officeooo:paragraph-rsid="0012fea9" style:font-size-asian="10pt" style:font-size-complex="10pt"/>
    </style:style>
    <style:style style:name="P34" style:family="paragraph" style:parent-style-name="Standard" style:list-style-name="WWNum2">
      <style:paragraph-properties fo:line-height="0.1528in"/>
      <style:text-properties fo:font-size="6pt" officeooo:paragraph-rsid="0012fea9" style:font-size-asian="5.25pt" style:font-size-complex="6pt"/>
    </style:style>
    <style:style style:name="P35" style:family="paragraph" style:parent-style-name="Standard" style:list-style-name="WWNum2">
      <style:paragraph-properties fo:margin-top="0.0134in" fo:margin-bottom="0in" loext:contextual-spacing="false" fo:line-height="0.1528in"/>
      <style:text-properties fo:font-size="10pt" style:font-size-asian="10pt" style:font-size-complex="10pt"/>
    </style:style>
    <style:style style:name="P36" style:family="paragraph" style:parent-style-name="Standard" style:list-style-name="WWNum2">
      <style:paragraph-properties fo:margin-top="0.0134in" fo:margin-bottom="0in" loext:contextual-spacing="false" fo:line-height="0.1528in"/>
    </style:style>
    <style:style style:name="P37" style:family="paragraph" style:parent-style-name="Standard" style:list-style-name="WWNum2">
      <style:paragraph-properties fo:margin-top="0.0016in" fo:margin-bottom="0in" loext:contextual-spacing="false"/>
    </style:style>
    <style:style style:name="P38" style:family="paragraph" style:parent-style-name="Standard" style:list-style-name="WWNum2">
      <style:paragraph-properties fo:margin-top="0.0016in" fo:margin-bottom="0in" loext:contextual-spacing="false" fo:line-height="0.1665in">
        <style:tab-stops>
          <style:tab-stop style:position="0.5693in"/>
        </style:tab-stops>
      </style:paragraph-properties>
    </style:style>
    <style:style style:name="P39" style:family="paragraph" style:parent-style-name="Standard" style:list-style-name="WWNum2" style:master-page-name="">
      <loext:graphic-properties draw:fill="none"/>
      <style:paragraph-properties fo:margin-left="0.4366in" fo:margin-right="0in" fo:line-height="0.1528in" fo:text-align="start" style:justify-single-word="false" fo:orphans="2" fo:widows="2" fo:text-indent="-0.1866in" style:auto-text-indent="false" style:page-number="auto" fo:background-color="transparent" style:writing-mode="lr-tb"/>
      <style:text-properties officeooo:paragraph-rsid="0012fea9"/>
    </style:style>
    <style:style style:name="P40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fo:font-size="10pt" officeooo:paragraph-rsid="0004f612" style:font-size-asian="10pt" style:font-size-complex="10pt"/>
    </style:style>
    <style:style style:name="P41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officeooo:paragraph-rsid="0004f612"/>
    </style:style>
    <style:style style:name="P42" style:family="paragraph" style:parent-style-name="List_20_Paragraph" style:list-style-name="WWNum2">
      <style:paragraph-properties fo:margin-top="0.0091in" fo:margin-bottom="0in" loext:contextual-spacing="true" fo:line-height="0.1665in">
        <style:tab-stops>
          <style:tab-stop style:position="0.5693in"/>
        </style:tab-stops>
      </style:paragraph-properties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f612" style:font-size-asian="10pt" style:font-size-complex="10pt"/>
    </style:style>
    <style:style style:name="T3" style:family="text">
      <style:text-properties fo:font-size="10pt" officeooo:rsid="0007e676" style:font-size-asian="10pt" style:font-size-complex="10pt"/>
    </style:style>
    <style:style style:name="T4" style:family="text">
      <style:text-properties fo:font-size="10pt" officeooo:rsid="0008ff75" style:font-size-asian="10pt" style:font-size-complex="10pt"/>
    </style:style>
    <style:style style:name="T5" style:family="text">
      <style:text-properties fo:font-size="10pt" officeooo:rsid="00175cee" style:font-size-asian="10pt" style:font-size-complex="10pt"/>
    </style:style>
    <style:style style:name="T6" style:family="text">
      <style:text-properties fo:font-size="10pt" officeooo:rsid="001b95fe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04f61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b95fe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077e1e" style:font-size-asian="10pt" style:font-weight-asian="bold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4f612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06155e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7e676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d04ea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b95fe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font-name-asian="Arial1" style:font-size-asian="10pt" style:font-name-complex="Arial1" style:font-size-complex="10pt"/>
    </style:style>
    <style:style style:name="T19" style:family="text">
      <style:text-properties style:font-name="Symbol" fo:font-size="10pt" style:font-name-asian="Symbol2" style:font-size-asian="10pt" style:font-name-complex="Symbol2" style:font-size-complex="10pt"/>
    </style:style>
    <style:style style:name="T20" style:family="text">
      <style:text-properties officeooo:rsid="000b0827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text-scale="99%"/>
    </style:style>
    <style:style style:name="T23" style:family="text">
      <style:text-properties fo:font-weight="bold" officeooo:rsid="000b0827" style:font-weight-asian="bold" style:font-weight-complex="bold"/>
    </style:style>
    <style:style style:name="T24" style:family="text">
      <style:text-properties style:use-window-font-color="true" fo:font-size="10pt" style:text-underline-style="none" style:font-size-asian="10pt" style:font-size-complex="10pt"/>
    </style:style>
    <style:style style:name="T25" style:family="text">
      <style:text-properties style:use-window-font-color="true" fo:font-size="10pt" style:text-underline-style="none" officeooo:rsid="000d04ea" style:font-size-asian="10pt" style:font-size-complex="10pt"/>
    </style:style>
    <style:style style:name="T26" style:family="text">
      <style:text-properties officeooo:rsid="000e75a8"/>
    </style:style>
    <style:style style:name="T27" style:family="text">
      <style:text-properties officeooo:rsid="0014e26d"/>
    </style:style>
    <style:style style:name="T28" style:family="text">
      <style:text-properties officeooo:rsid="00154fb5"/>
    </style:style>
    <style:style style:name="T29" style:family="text">
      <style:text-properties officeooo:rsid="0016a8c7"/>
    </style:style>
    <style:style style:name="T30" style:family="text">
      <style:text-properties officeooo:rsid="001927a9"/>
    </style:style>
    <style:style style:name="T31" style:family="text">
      <style:text-properties officeooo:rsid="001b95fe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75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2">Marin</text:span><text:span text:style-name="T21"> </text:span><text:span text:style-name="T22">P.</text:span><text:span text:style-name="T21"> </text:span><text:span text:style-name="T22">Marinov</text:span></text:p>
      <text:p text:style-name="P1"><text:span text:style-name="T1">New York, NY 10040 | 347-595-2552 | </text:span><text:span text:style-name="T24">mari</text:span><text:span text:style-name="ListLabel_20_19"><text:span text:style-name="T24">n.marinov@macaulay.cuny.ed</text:span></text:span><text:span text:style-name="ListLabel_20_19"><text:span text:style-name="T25">u</text:span></text:span></text:p>
      <text:p text:style-name="P1">https://mmarinov.netlify.com/</text:p>
      <text:p text:style-name="P2"/>
      <text:p text:style-name="P5"><draw:g text:anchor-type="paragraph" draw:z-index="0" draw:name="Image1" draw:style-name="gr1"><draw:line draw:style-name="gr2" draw:text-style-name="P43" svg:x1="0.9799in" svg:y1="0.1839in" svg:x2="7.5256in" svg:y2="0.1839in"><text:p/></draw:line></draw:g>Education</text:p>
      <text:p text:style-name="P14"><text:span text:style-name="T7">Macaulay Honors College at Hunter College <text:s text:c="86"/></text:span><text:span text:style-name="T1">New York, NY Bachelor of Arts in Computer Science | Minor: Mathematics, Psychology | GPA: 3.9 <text:s text:c="34"/>May 2021</text:span></text:p>
      <text:p text:style-name="P28">William E. Macaulay Honors College Scholarship, full tuition merit scholarship</text:p>
      <text:p text:style-name="P6">Daedalus Honors Computer Science Scholar</text:p>
      <text:p text:style-name="P8"><text:tab/></text:p>
      <text:p text:style-name="P5"><draw:g text:anchor-type="paragraph" draw:z-index="4" draw:name="Image5" draw:style-name="gr1"><draw:line draw:style-name="gr2" draw:text-style-name="P43" svg:x1="0.9799in" svg:y1="0.1811in" svg:x2="7.5256in" svg:y2="0.1811in"><text:p/></draw:line></draw:g>Work Experience</text:p>
      <text:p text:style-name="P20"><text:span text:style-name="T8"><text:s text:c="2"/>Macaulay Business Club | Macaulay Honors College <text:s text:c="73"/></text:span><text:span text:style-name="T12">New York, NY</text:span></text:p>
      <text:p text:style-name="P22"><text:s text:c="3"/>Web developer <text:s text:c="124"/>October 2018 - Present</text:p>
      <text:list xml:id="list3499664795" text:style-name="WWNum2">
        <text:list-item>
          <text:p text:style-name="P35"><text:s/>Collaborated with the tech team and managed the club’s website.</text:p>
        </text:list-item>
        <text:list-item>
          <text:p text:style-name="P36"><text:span text:style-name="T1"><text:s/>Organized tech events </text:span><text:span text:style-name="T5">to</text:span><text:span text:style-name="T1"> educate other </text:span><text:span text:style-name="T5">club </text:span><text:span text:style-name="T1">members on </text:span><text:span text:style-name="T8">HTML</text:span><text:span text:style-name="T12">,</text:span><text:span text:style-name="T8">CSS</text:span><text:span text:style-name="T12">,</text:span><text:span text:style-name="T8"> </text:span><text:span text:style-name="T17">and </text:span><text:span text:style-name="T10">JavaScript</text:span><text:span text:style-name="T1"> basics and <text:s/></text:span><text:span text:style-name="T6">fundamentals.</text:span></text:p>
        </text:list-item>
      </text:list>
      <text:p text:style-name="P27"><text:tab/></text:p>
      <text:p text:style-name="P15"><text:span text:style-name="T7"><text:s/>Dolciani Math Learning Center | CUNY Hunter College <text:s text:c="67"/></text:span><text:span text:style-name="T1">New York, NY <text:s text:c="75"/></text:span></text:p>
      <text:p text:style-name="P17"><text:s text:c="2"/>Calculus and Computer Science Tutor <text:s text:c="59"/><text:tab/><text:tab/> <text:s text:c="2"/>September 2017 - Present</text:p>
      <text:list xml:id="list225611393711365" text:continue-numbering="true" text:style-name="WWNum2">
        <text:list-item>
          <text:p text:style-name="P37"><text:span text:style-name="T18"><text:s/></text:span><text:span text:style-name="T1">Conducted individualized tutoring and set goals for the chosen student</text:span><text:span text:style-name="T18">.</text:span></text:p>
        </text:list-item>
        <text:list-item>
          <text:p text:style-name="P38"><text:span text:style-name="T18"><text:s/></text:span><text:span text:style-name="T1">Coordinated intensive boot camps to prepare students for upcoming mathematics courses.</text:span></text:p>
        </text:list-item>
        <text:list-item>
          <text:p text:style-name="P32"><text:s/>Trained hundreds of students monthly and aided in preparation for exams <text:span text:style-name="T30">through problem-solving</text:span></text:p>
        </text:list-item>
      </text:list>
      <text:p text:style-name="P26"/>
      <text:p text:style-name="P16"><text:span text:style-name="T7">WeWork Labs | WeWork <text:s text:c="120"/></text:span><text:span text:style-name="T12">New York, NY</text:span></text:p>
      <text:p text:style-name="P21"><text:s text:c="3"/>Software Engineer <text:s text:c="115"/>June <text:span text:style-name="T26">2019 </text:span>- August 2019</text:p>
      <text:list xml:id="list225611083746154" text:continue-numbering="true" text:style-name="WWNum2">
        <text:list-item>
          <text:p text:style-name="P33">C<text:span text:style-name="T27">ommunicated</text:span> with the product team to create an algorithm for scoring mentors and extracting keywords from feedback notes <text:span text:style-name="T20">using </text:span><text:span text:style-name="T23">MonkeyLearn’s</text:span><text:span text:style-name="T20"> </text:span><text:span text:style-name="T23">Machine Learning API</text:span></text:p>
        </text:list-item>
        <text:list-item>
          <text:p text:style-name="P39"><text:span text:style-name="T12">Created a server with </text:span><text:span text:style-name="T8">Node</text:span><text:span text:style-name="T12"> and </text:span><text:span text:style-name="T8">Express </text:span><text:span text:style-name="T12">that would communicate with the mentor sign-up form by patching their calculated scores to the database once they submitted the form </text:span></text:p>
        </text:list-item>
        <text:list-item>
          <text:p text:style-name="P34"><text:span text:style-name="T16">Developed</text:span><text:span text:style-name="T12"> a</text:span><text:span text:style-name="T8"> React</text:span><text:span text:style-name="T12"> app that visually displayed and compared vetted versus non-vetted mentor scores.</text:span></text:p>
        </text:list-item>
      </text:list>
      <text:p text:style-name="P26"/>
      <text:p text:style-name="P3"><text:span text:style-name="T11">Latest </text:span><text:span text:style-name="T7">Projects</text:span></text:p>
      <text:p text:style-name="P18"><draw:g text:anchor-type="paragraph" draw:z-index="5" draw:name="Image4" draw:style-name="gr1"><draw:line draw:style-name="gr2" draw:text-style-name="P43" svg:x1="0.9799in" svg:y1="0.0165in" svg:x2="7.5256in" svg:y2="0.0165in"><text:p/></draw:line></draw:g><text:span text:style-name="T7"><text:s text:c="2"/>InstaPet App, Group Project </text:span><text:span text:style-name="T1">(React, Redux, Node, Express, PostreSQL) <text:s text:c="51"/>June 2019</text:span></text:p>
      <text:list xml:id="list225611964659433" text:continue-numbering="true" text:style-name="WWNum2">
        <text:list-item>
          <text:p text:style-name="P40"><text:span text:style-name="T28">Built</text:span> a full stack app that acted as a place for people to make an account, share pictures of their pets, and follow each another. </text:p>
        </text:list-item>
        <text:list-item>
          <text:p text:style-name="P41"><text:span text:style-name="T12">Managed the app’s database and routes</text:span><text:span text:style-name="T7"> </text:span><text:span text:style-name="T12">using </text:span><text:span text:style-name="T8">Sequelize </text:span><text:span text:style-name="T12">and </text:span><text:span text:style-name="T8">Express </text:span><text:span text:style-name="T12">and setup the </text:span><text:span text:style-name="T8">Redux store.</text:span></text:p>
        </text:list-item>
      </text:list>
      <text:p text:style-name="P31"/>
      <text:p text:style-name="P9"><text:span text:style-name="T7">Statistics calculator, Personal Project </text:span><text:span text:style-name="T1">(C++, Doctest testing framework) <text:s text:c="51"/>June 2018</text:span></text:p>
      <text:list xml:id="list225611344261875" text:continue-numbering="true" text:style-name="WWNum2">
        <text:list-item>
          <text:p text:style-name="P42"><text:span text:style-name="T28">Constructed</text:span> a statistical calculator that computed 1-variable stats, confidence intervals, correlation coefficient, conducted hypothesis testing.</text:p>
        </text:list-item>
        <text:list-item>
          <text:p text:style-name="P42"><text:span text:style-name="T29">Designed</text:span> a formula sheet and provided more information on the data-set than other graphing calculators.</text:p>
        </text:list-item>
      </text:list>
      <text:p text:style-name="P7"/>
      <text:p text:style-name="P5">Technical Summary</text:p>
      <text:p text:style-name="P10"><draw:g text:anchor-type="paragraph" draw:z-index="6" draw:name="Image3" draw:style-name="gr1"><draw:line draw:style-name="gr2" draw:text-style-name="P43" svg:x1="0.9799in" svg:y1="0.0165in" svg:x2="7.5256in" svg:y2="0.0165in"><text:p/></draw:line></draw:g><text:span text:style-name="T7">Markup/Style: </text:span><text:span text:style-name="T12">HTML, CSS, Markdown</text:span></text:p>
      <text:p text:style-name="P9"><text:span text:style-name="T7">Programming Languages</text:span><text:span text:style-name="T1">: C++, Python, C#, JavaScript, TypeScript</text:span></text:p>
      <text:p text:style-name="P9"><text:span text:style-name="T8">Database(s)</text:span><text:span text:style-name="T12">: <text:s/>PostgreSQL</text:span></text:p>
      <text:p text:style-name="P4"><text:span text:style-name="T7">Software</text:span><text:span text:style-name="T1">: Git, GNU Make, Cmake, Microsoft Office, </text:span><text:span text:style-name="T2">AirTable, MonkeyLearn, Trello</text:span></text:p>
      <text:p text:style-name="P11"><text:span text:style-name="T9">Technologies</text:span><text:span text:style-name="T8">: </text:span><text:span text:style-name="T12">Angular</text:span><text:span text:style-name="T14">JS</text:span><text:span text:style-name="T12">, React</text:span><text:span text:style-name="T14">JS</text:span><text:span text:style-name="T12">, Redux, </text:span><text:span text:style-name="T13">GatsbyJS, JestJS,</text:span><text:span text:style-name="T12"> Node, Express</text:span></text:p>
      <text:p text:style-name="P12"/>
      <text:p text:style-name="P5">Relevant Coursework</text:p>
      <text:p text:style-name="P23"><draw:g text:anchor-type="paragraph" draw:z-index="1" draw:name="Image2" draw:style-name="gr1"><draw:line draw:style-name="gr2" draw:text-style-name="P43" svg:x1="0.9799in" svg:y1="0.0165in" svg:x2="7.5256in" svg:y2="0.0165in"><text:p/></draw:line></draw:g><text:span text:style-name="T1"><text:s/><text:tab/></text:span><text:span text:style-name="T19"></text:span><text:span text:style-name="T1"> <text:s/>Multi-variable Calculus <text:s text:c="44"/></text:span><text:span text:style-name="T19"></text:span><text:span text:style-name="T1"> <text:s/>Discrete Mathematics</text:span></text:p>
      <text:p text:style-name="P24"><text:span text:style-name="T19"></text:span><text:span text:style-name="T1"> <text:s/>Algorithms &amp; Data Structures <text:s text:c="34"/></text:span><text:span text:style-name="T19"></text:span><text:span text:style-name="T1"> <text:s/>Applied Statistics</text:span></text:p>
      <text:p text:style-name="P25"/>
      <text:p text:style-name="P19"><draw:g text:anchor-type="paragraph" draw:z-index="2" draw:name="Image5" draw:style-name="gr1"><draw:line draw:style-name="gr2" draw:text-style-name="P43" svg:x1="0.9799in" svg:y1="0.1811in" svg:x2="7.5256in" svg:y2="0.1811in"><text:p/></draw:line></draw:g><text:s text:c="2"/>Languages &amp; Interests</text:p>
      <text:p text:style-name="P9"><draw:g text:anchor-type="paragraph" draw:z-index="3" draw:name="Image6" draw:style-name="gr1"><draw:line draw:style-name="gr2" draw:text-style-name="P43" svg:x1="0.9799in" svg:y1="0.0165in" svg:x2="7.5256in" svg:y2="0.0165in"><text:p/></draw:line></draw:g><text:span text:style-name="T7">Languages: </text:span><text:span text:style-name="T1">Spanish (Elementary), Bulgarian (Native)</text:span></text:p>
      <text:p text:style-name="P13"><text:span text:style-name="T7">Interests: </text:span><text:span text:style-name="T15">Nutrition</text:span><text:span text:style-name="T1">, Weightlifting, Handball, Drawing, </text:span><text:span text:style-name="T3">Ping </text:span><text:span text:style-name="T4">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0.916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6:19:00</meta:creation-date>
    <dc:language>en-US</dc:language>
    <dc:date>2019-09-10T22:56:02.668658105</dc:date>
    <meta:editing-cycles>38</meta:editing-cycles>
    <meta:editing-duration>PT3H12M7S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397" meta:character-count="3712" meta:non-whitespace-character-count="23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